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Sub Challenge_2()</text:p>
      <text:p text:style-name="P1">Dim total As Double</text:p>
      <text:p text:style-name="P1">Dim op As Double</text:p>
      <text:p text:style-name="P1">Dim cl As Double</text:p>
      <text:p text:style-name="P1">Dim fin As Double</text:p>
      <text:p text:style-name="P1">Dim a As Integer</text:p>
      <text:p text:style-name="P1">Dim pr As Double</text:p>
      <text:p text:style-name="P1">Dim mayor As Double</text:p>
      <text:p text:style-name="P1">Dim max_total As Double</text:p>
      <text:p text:style-name="P1">Dim menor As Double</text:p>
      <text:p text:style-name="P1">Dim ticker_total As String</text:p>
      <text:p text:style-name="P1">Dim ticker_mayor As String</text:p>
      <text:p text:style-name="P1">Dim ticker_menor As String</text:p>
      <text:p text:style-name="P1"/>
      <text:p text:style-name="P1"/>
      <text:p text:style-name="P1">Sheets("2018").Select 'This line allows the code to work on the Sheet named (2018)</text:p>
      <text:p text:style-name="P1"/>
      <text:p text:style-name="P1">total = 0 'Variable Total Stock Volume</text:p>
      <text:p text:style-name="P1">op = 0 'Variable open price</text:p>
      <text:p text:style-name="P1">cl = 0 'Variable closed price</text:p>
      <text:p text:style-name="P1">fin = 0 'Variable para calcular yearly change</text:p>
      <text:p text:style-name="P1">a = 1 'Contador</text:p>
      <text:p text:style-name="P1">y = 0 'Bandera</text:p>
      <text:p text:style-name="P1"/>
      <text:p text:style-name="P1">For i = 2 To ActiveSheet.Cells(Rows.Count, "A").End(xlUp).Row 'crea un loop que va desde el inicio de la tabla hasta la ultima fila</text:p>
      <text:p text:style-name="P1"/>
      <text:p text:style-name="P1"><text:s text:c="4"/>If Cells(i, 1) = Cells(i + 1, 1) Then 'detecta si el ticker es igual al siguiente</text:p>
      <text:p text:style-name="P1"><text:s text:c="8"/>total = Cells(i, 7).Value + total 'Suma los valores del ticker</text:p>
      <text:p text:style-name="P1"><text:s text:c="8"/></text:p>
      <text:p text:style-name="P1"><text:s text:c="8"/>If y = 0 Then</text:p>
      <text:p text:style-name="P1"><text:s text:c="12"/>op = Cells(i, 3).Value 'valor de open a final de año</text:p>
      <text:p text:style-name="P1"><text:s text:c="12"/>y = 1</text:p>
      <text:p text:style-name="P1"><text:s text:c="8"/>End If</text:p>
      <text:p text:style-name="P1"><text:s text:c="8"/></text:p>
      <text:p text:style-name="P1"><text:s text:c="4"/>Else</text:p>
      <text:p text:style-name="P1"><text:s text:c="8"/>a = a + 1</text:p>
      <text:p text:style-name="P1"><text:s text:c="8"/>y = 0</text:p>
      <text:p text:style-name="P1"><text:s text:c="8"/>total = (Cells(i, 7).Value) + total 'Suma los valores del ticker</text:p>
      <text:p text:style-name="P1"><text:s text:c="8"/>cl = Cells(i, 6).Value <text:s text:c="2"/>'Valor de close a final de año</text:p>
      <text:p text:style-name="P1"><text:s text:c="8"/>fin = cl - op 'Operacion para "optener yearly change"</text:p>
      <text:p text:style-name="P1"><text:s text:c="8"/></text:p>
      <text:p text:style-name="P1"><text:s text:c="12"/>If fin &gt;= 0 Then</text:p>
      <text:p text:style-name="P1"><text:s text:c="16"/>Cells(a, 10).Interior.Color = RGB(0, 255, 0)</text:p>
      <text:p text:style-name="P1"><text:s text:c="16"/>Cells(a, 11).Interior.Color = RGB(0, 255, 0)</text:p>
      <text:p text:style-name="P1"><text:s text:c="12"/>Else</text:p>
      <text:p text:style-name="P1"><text:s text:c="16"/>Cells(a, 10).Interior.Color = RGB(255, 0, 0)</text:p>
      <text:p text:style-name="P1"><text:s text:c="16"/>Cells(a, 11).Interior.Color = RGB(255, 0, 0)</text:p>
      <text:p text:style-name="P1"><text:s text:c="12"/>End If</text:p>
      <text:p text:style-name="P1"><text:s text:c="8"/></text:p>
      <text:p text:style-name="P1"><text:s text:c="8"/>Cells(a, 10).Value = fin 'Agrega el valor final "yearly change"</text:p>
      <text:p text:style-name="P1"><text:s text:c="8"/>Cells(a, 11).Value = (fin / op) 'Agrega el valor final de "percent change"</text:p>
      <text:p text:style-name="P1"><text:s text:c="8"/>Cells(a, 12).Value = total 'Agrega el valor final de "total" a la celda correspondiente</text:p>
      <text:p text:style-name="P1"><text:s text:c="8"/>Cells(a, 9) = Cells(i, 1) 'Escribe el ticker en la celda correspondiente</text:p>
      <text:p text:style-name="P1"><text:s text:c="8"/>total = 0</text:p>
      <text:p text:style-name="P1"><text:s text:c="8"/>op = 0</text:p>
      <text:p text:style-name="P1"><text:s text:c="8"/>cl = 0</text:p>
      <text:p text:style-name="P1"><text:s text:c="8"/>fin = 0</text:p>
      <text:p text:style-name="P1"><text:s text:c="8"/></text:p>
      <text:p text:style-name="P1"><text:s text:c="4"/>End If</text:p>
      <text:p text:style-name="P1">Next i</text:p>
      <text:p text:style-name="P1"/>
      <text:p text:style-name="P1">mayor = Cells(2, 11).Value</text:p>
      <text:p text:style-name="P1">menor = Cells(2, 11).Value</text:p>
      <text:p text:style-name="P1">max_total = Cells(2, 11).Value</text:p>
      <text:p text:style-name="P1">x = (ActiveSheet.Cells(Rows.Count, "I").End(xlUp).Row) - 1</text:p>
      <text:p text:style-name="P1"/>
      <text:p text:style-name="P1">For j = 2 To x 'crea un loop que va desde el inicio de la tabla hasta la penultima fila</text:p>
      <text:p text:style-name="P1"/>
      <text:p text:style-name="P1"><text:s text:c="4"/>If mayor &lt; (Cells(j + 1, 11).Value) Then</text:p>
      <text:p text:style-name="P1"><text:s text:c="8"/>mayor = Cells(j + 1, 11).Value</text:p>
      <text:p text:style-name="P1"><text:s text:c="8"/>ticker_mayor = Cells(j + 1, 9).Value</text:p>
      <text:p text:style-name="P1"><text:s text:c="4"/></text:p>
      <text:p text:style-name="P1"><text:s text:c="4"/>ElseIf menor &gt; (Cells(j + 1, 11).Value) Then</text:p>
      <text:p text:style-name="P1"><text:s text:c="8"/>menor = Cells(j + 1, 11).Value</text:p>
      <text:p text:style-name="P1"><text:s text:c="8"/>ticker_menor = Cells(j + 1, 9).Value</text:p>
      <text:p text:style-name="P1"><text:s text:c="4"/></text:p>
      <text:p text:style-name="P1"><text:s text:c="4"/>End If</text:p>
      <text:p text:style-name="P1"><text:s text:c="4"/></text:p>
      <text:p text:style-name="P1"><text:s text:c="4"/>If max_total &lt; (Cells(j + 1, 12).Value) Then</text:p>
      <text:p text:style-name="P1"><text:s text:c="8"/>max_total = Cells(j + 1, 12).Value</text:p>
      <text:p text:style-name="P1"><text:s text:c="8"/>ticker_total = Cells(j + 1, 9).Value</text:p>
      <text:p text:style-name="P1"><text:s text:c="4"/></text:p>
      <text:p text:style-name="P1"><text:s text:c="4"/>End If</text:p>
      <text:p text:style-name="P1"/>
      <text:p text:style-name="P1">Next j</text:p>
      <text:p text:style-name="P1"/>
      <text:p text:style-name="P1">Cells(2, 17).Value = mayor</text:p>
      <text:p text:style-name="P1">Cells(3, 17).Value = menor</text:p>
      <text:p text:style-name="P1">Cells(4, 17).Value = max_total</text:p>
      <text:p text:style-name="P1">Cells(2, 16).Value = ticker_mayor</text:p>
      <text:p text:style-name="P1">Cells(3, 16).Value = ticker_menor</text:p>
      <text:p text:style-name="P1">Cells(4, 16).Value = ticker_total</text:p>
      <text:p text:style-name="P1">Range("I1") = "Ticker"</text:p>
      <text:p text:style-name="P1">Range("J1") = "Yearly change"</text:p>
      <text:p text:style-name="P1">Range("K1") = "Percent change"</text:p>
      <text:p text:style-name="P1">Range("L1") = "Total Stock Volume"</text:p>
      <text:p text:style-name="P1">Range("P1") = "Ticker"</text:p>
      <text:p text:style-name="P1">Range("Q1") = "Value"</text:p>
      <text:p text:style-name="P1"/>
      <text:p text:style-name="P1">Range("O2") = "Greatest % Increase"</text:p>
      <text:p text:style-name="P1">Range("O3") = "Greatest % Decrease"</text:p>
      <text:p text:style-name="P1">Range("O4") = "Greatest Total Volume"</text:p>
      <text:p text:style-name="P1"/>
      <text:p text:style-name="P1"/>
      <text:p text:style-name="P1">Sheets("2019").Select 'This line allows the code to work on the Sheet named (2019)</text:p>
      <text:p text:style-name="P1"/>
      <text:p text:style-name="P1">total = 0</text:p>
      <text:p text:style-name="P1">op = 0</text:p>
      <text:p text:style-name="P1">cl = 0</text:p>
      <text:p text:style-name="P1">fin = 0</text:p>
      <text:p text:style-name="P1">a = 1</text:p>
      <text:p text:style-name="P1">y = 0</text:p>
      <text:p text:style-name="P1"/>
      <text:p text:style-name="P1">For i = 2 To ActiveSheet.Cells(Rows.Count, "A").End(xlUp).Row 'crea un loop que va desde el inicio de la tabla hasta la ultima fila</text:p>
      <text:p text:style-name="P1"/>
      <text:p text:style-name="P1"><text:s text:c="4"/>If Cells(i, 1) = Cells(i + 1, 1) Then 'detecta si el ticker es igual al siguiente</text:p>
      <text:p text:style-name="P1"><text:s text:c="8"/>total = Cells(i, 7).Value + total 'Suma los valores del ticker</text:p>
      <text:p text:style-name="P1"><text:s text:c="8"/></text:p>
      <text:p text:style-name="P1"><text:s text:c="8"/>If y = 0 Then</text:p>
      <text:p text:style-name="P1"><text:s text:c="12"/>op = Cells(i, 3).Value 'valor de open a final de año</text:p>
      <text:p text:style-name="P1"><text:s text:c="12"/>y = 1</text:p>
      <text:p text:style-name="P1"><text:s text:c="8"/></text:p>
      <text:p text:style-name="P1"><text:s text:c="8"/>End If</text:p>
      <text:p text:style-name="P1"><text:s text:c="8"/></text:p>
      <text:p text:style-name="P1"><text:s text:c="4"/>Else</text:p>
      <text:p text:style-name="P1"><text:s text:c="4"/></text:p>
      <text:p text:style-name="P1"><text:s text:c="8"/>a = a + 1</text:p>
      <text:p text:style-name="P1"><text:s text:c="8"/>y = 0</text:p>
      <text:p text:style-name="P1"><text:s text:c="8"/>total = (Cells(i, 7).Value) + total 'Suma los valores del ticker</text:p>
      <text:p text:style-name="P1"><text:s text:c="8"/>cl = Cells(i, 6).Value <text:s text:c="2"/>'Valor de close a final de año</text:p>
      <text:p text:style-name="P1"><text:s text:c="8"/>fin = cl - op 'Operacion para "optener yearle change"</text:p>
      <text:p text:style-name="P1"><text:s text:c="8"/></text:p>
      <text:p text:style-name="P1"><text:s text:c="11"/>If fin &gt;= 0 Then</text:p>
      <text:p text:style-name="P1"><text:s text:c="12"/>Cells(a, 10).Interior.Color = RGB(0, 255, 0)</text:p>
      <text:p text:style-name="P1"><text:s text:c="12"/>Cells(a, 11).Interior.Color = RGB(0, 255, 0)</text:p>
      <text:p text:style-name="P1"><text:s text:c="8"/>Else</text:p>
      <text:p text:style-name="P1"><text:s text:c="12"/>Cells(a, 10).Interior.Color = RGB(255, 0, 0)</text:p>
      <text:p text:style-name="P1"><text:s text:c="12"/>Cells(a, 11).Interior.Color = RGB(255, 0, 0)</text:p>
      <text:p text:style-name="P1"><text:s text:c="8"/>End If</text:p>
      <text:p text:style-name="P1"><text:s text:c="8"/></text:p>
      <text:p text:style-name="P1"><text:s text:c="8"/>Cells(a, 10).Value = fin 'Agrega el valor final "yearly change"</text:p>
      <text:p text:style-name="P1"><text:s text:c="8"/>Cells(a, 11).Value = (fin / op) 'Agrega el valor final de "percent change"</text:p>
      <text:p text:style-name="P1"><text:s text:c="8"/>Cells(a, 12).Value = total 'Agrega el valor final de "total" a la celda correspondiente</text:p>
      <text:p text:style-name="P1"><text:s text:c="8"/>Cells(a, 9) = Cells(i, 1) 'Escribe el ticker en la celda correspondiente</text:p>
      <text:p text:style-name="P1"><text:s text:c="8"/>total = 0</text:p>
      <text:p text:style-name="P1"><text:s text:c="8"/>op = 0</text:p>
      <text:p text:style-name="P1"><text:s text:c="8"/>cl = 0</text:p>
      <text:p text:style-name="P1"><text:s text:c="8"/>fin = 0</text:p>
      <text:p text:style-name="P1"><text:s text:c="8"/></text:p>
      <text:p text:style-name="P1"><text:s text:c="4"/>End If</text:p>
      <text:p text:style-name="P1">Next i</text:p>
      <text:p text:style-name="P1"/>
      <text:p text:style-name="P1"/>
      <text:p text:style-name="P1">mayor = Cells(2, 11).Value</text:p>
      <text:p text:style-name="P1">menor = Cells(2, 11).Value</text:p>
      <text:p text:style-name="P1">max_total = Cells(2, 11).Value</text:p>
      <text:p text:style-name="P1">x = (ActiveSheet.Cells(Rows.Count, "I").End(xlUp).Row) - 1</text:p>
      <text:p text:style-name="P1"/>
      <text:p text:style-name="P1">For j = 2 To x 'crea un loop que va desde el inicio de la tabla hasta la penultima fila</text:p>
      <text:p text:style-name="P1"/>
      <text:p text:style-name="P1"><text:s text:c="4"/>If mayor &lt; (Cells(j + 1, 11).Value) Then</text:p>
      <text:p text:style-name="P1"><text:s text:c="4"/></text:p>
      <text:p text:style-name="P1"><text:s text:c="8"/>mayor = Cells(j + 1, 11).Value</text:p>
      <text:p text:style-name="P1"><text:s text:c="8"/>ticker_mayor = Cells(j + 1, 9).Value</text:p>
      <text:p text:style-name="P1"><text:s text:c="4"/></text:p>
      <text:p text:style-name="P1"><text:s text:c="4"/>ElseIf menor &gt; (Cells(j + 1, 11).Value) Then</text:p>
      <text:p text:style-name="P1"><text:s text:c="4"/></text:p>
      <text:p text:style-name="P1"><text:s text:c="8"/>menor = Cells(j + 1, 11).Value</text:p>
      <text:p text:style-name="P1"><text:s text:c="8"/>ticker_menor = Cells(j + 1, 9).Value</text:p>
      <text:p text:style-name="P1"><text:s text:c="4"/></text:p>
      <text:p text:style-name="P1"><text:s text:c="4"/>End If</text:p>
      <text:p text:style-name="P1"><text:s text:c="4"/></text:p>
      <text:p text:style-name="P1"><text:s text:c="4"/>If max_total &lt; (Cells(j + 1, 12).Value) Then</text:p>
      <text:p text:style-name="P1"><text:s text:c="4"/></text:p>
      <text:p text:style-name="P1"><text:s text:c="8"/>max_total = Cells(j + 1, 12).Value</text:p>
      <text:p text:style-name="P1"><text:s text:c="8"/>ticker_total = Cells(j + 1, 9).Value</text:p>
      <text:p text:style-name="P1"><text:s text:c="8"/></text:p>
      <text:p text:style-name="P1"><text:s text:c="4"/>End If</text:p>
      <text:p text:style-name="P1"/>
      <text:p text:style-name="P1">Next j</text:p>
      <text:p text:style-name="P1"/>
      <text:p text:style-name="P1">Cells(2, 17).Value = mayor</text:p>
      <text:p text:style-name="P1">Cells(3, 17).Value = menor</text:p>
      <text:p text:style-name="P1">Cells(4, 17).Value = max_total</text:p>
      <text:p text:style-name="P1">Cells(2, 16).Value = ticker_mayor</text:p>
      <text:p text:style-name="P1">Cells(3, 16).Value = ticker_menor</text:p>
      <text:p text:style-name="P1">Cells(4, 16).Value = ticker_total</text:p>
      <text:p text:style-name="P1">Range("I1") = "Ticker"</text:p>
      <text:p text:style-name="P1">Range("J1") = "Yearly change"</text:p>
      <text:p text:style-name="P1">Range("K1") = "Percent change"</text:p>
      <text:p text:style-name="P1">Range("L1") = "Total Stock Volume"</text:p>
      <text:p text:style-name="P1">Range("P1") = "Ticker"</text:p>
      <text:p text:style-name="P1">Range("Q1") = "Value"</text:p>
      <text:p text:style-name="P1"/>
      <text:p text:style-name="P1">Range("O2") = "Greatest % Increase"</text:p>
      <text:p text:style-name="P1">Range("O3") = "Greatest % Decrease"</text:p>
      <text:p text:style-name="P1">Range("O4") = "Greatest Total Volume"</text:p>
      <text:p text:style-name="P1"/>
      <text:p text:style-name="P1"/>
      <text:p text:style-name="P1">Sheets("2020").Select 'This line allows the code to work on the Sheet named (2020)</text:p>
      <text:p text:style-name="P1"/>
      <text:p text:style-name="P1">total = 0</text:p>
      <text:p text:style-name="P1">op = 0</text:p>
      <text:p text:style-name="P1">cl = 0</text:p>
      <text:p text:style-name="P1">fin = 0</text:p>
      <text:p text:style-name="P1">a = 1</text:p>
      <text:p text:style-name="P1">y = 0</text:p>
      <text:p text:style-name="P1"/>
      <text:p text:style-name="P1">For i = 2 To ActiveSheet.Cells(Rows.Count, "A").End(xlUp).Row 'crea un loop que va desde el inicio de la tabla hasta la ultima fila</text:p>
      <text:p text:style-name="P1"/>
      <text:p text:style-name="P1"><text:s text:c="4"/>If Cells(i, 1) = Cells(i + 1, 1) Then 'detecta si el ticker es igual al siguiente</text:p>
      <text:p text:style-name="P1"><text:s text:c="8"/>total = Cells(i, 7).Value + total 'Suma los valores del ticker</text:p>
      <text:p text:style-name="P1"><text:s text:c="8"/></text:p>
      <text:p text:style-name="P1"><text:s text:c="8"/>If y = 0 Then</text:p>
      <text:p text:style-name="P1"><text:s text:c="8"/></text:p>
      <text:p text:style-name="P1"><text:s text:c="12"/>op = Cells(i, 3).Value 'valor de open a final de año</text:p>
      <text:p text:style-name="P1"><text:s text:c="12"/>y = 1</text:p>
      <text:p text:style-name="P1"><text:s text:c="8"/></text:p>
      <text:p text:style-name="P1"><text:s text:c="8"/>End If</text:p>
      <text:p text:style-name="P1"><text:s text:c="8"/></text:p>
      <text:p text:style-name="P1"><text:s text:c="4"/>Else</text:p>
      <text:p text:style-name="P1"><text:s text:c="4"/></text:p>
      <text:p text:style-name="P1"><text:s text:c="8"/>a = a + 1</text:p>
      <text:p text:style-name="P1"><text:s text:c="8"/>y = 0</text:p>
      <text:p text:style-name="P1"><text:s text:c="8"/>total = (Cells(i, 7).Value) + total 'Suma los valores del ticker</text:p>
      <text:p text:style-name="P1"><text:s text:c="8"/>cl = Cells(i, 6).Value <text:s text:c="2"/>'Valor de close a final de año</text:p>
      <text:p text:style-name="P1"><text:s text:c="8"/>fin = cl - op 'Operacion para "optener yearle change"</text:p>
      <text:p text:style-name="P1"><text:s text:c="8"/></text:p>
      <text:p text:style-name="P1"><text:s text:c="10"/>If fin &gt;= 0 Then</text:p>
      <text:p text:style-name="P1"><text:s text:c="12"/>Cells(a, 10).Interior.Color = RGB(0, 255, 0)</text:p>
      <text:p text:style-name="P1"><text:s text:c="12"/>Cells(a, 11).Interior.Color = RGB(0, 255, 0)</text:p>
      <text:p text:style-name="P1"><text:s text:c="8"/>Else</text:p>
      <text:p text:style-name="P1"><text:s text:c="12"/>Cells(a, 10).Interior.Color = RGB(255, 0, 0)</text:p>
      <text:p text:style-name="P1"><text:s text:c="12"/>Cells(a, 11).Interior.Color = RGB(255, 0, 0)</text:p>
      <text:p text:style-name="P1"><text:s text:c="8"/>End If</text:p>
      <text:p text:style-name="P1"><text:s text:c="8"/></text:p>
      <text:p text:style-name="P1"><text:s text:c="8"/>Cells(a, 10).Value = fin 'Agrega el valor final "yearly change"</text:p>
      <text:p text:style-name="P1"><text:s text:c="8"/>Cells(a, 11).Value = (fin / op) 'Agrega el valor final de "percent change"</text:p>
      <text:p text:style-name="P1"><text:s text:c="8"/>Cells(a, 12).Value = total 'Agrega el valor final de "total" a la celda correspondiente</text:p>
      <text:p text:style-name="P1"><text:s text:c="8"/>Cells(a, 9) = Cells(i, 1) 'Escribe el ticker en la celda correspondiente</text:p>
      <text:p text:style-name="P1"><text:s text:c="8"/>total = 0</text:p>
      <text:p text:style-name="P1"><text:s text:c="8"/>op = 0</text:p>
      <text:p text:style-name="P1"><text:s text:c="8"/>cl = 0</text:p>
      <text:p text:style-name="P1"><text:s text:c="8"/>fin = 0</text:p>
      <text:p text:style-name="P1"><text:s text:c="8"/></text:p>
      <text:p text:style-name="P1"><text:s text:c="4"/>End If</text:p>
      <text:p text:style-name="P1">Next i</text:p>
      <text:p text:style-name="P1"/>
      <text:p text:style-name="P1"/>
      <text:p text:style-name="P1">mayor = Cells(2, 11).Value</text:p>
      <text:p text:style-name="P1">menor = Cells(2, 11).Value</text:p>
      <text:p text:style-name="P1">max_total = Cells(2, 11).Value</text:p>
      <text:p text:style-name="P1">x = (ActiveSheet.Cells(Rows.Count, "I").End(xlUp).Row) - 1</text:p>
      <text:p text:style-name="P1"/>
      <text:p text:style-name="P1">For j = 2 To x 'crea un loop que va desde el inicio de la tabla hasta la penultima fila</text:p>
      <text:p text:style-name="P1"/>
      <text:p text:style-name="P1"><text:s text:c="4"/>If mayor &lt; (Cells(j + 1, 11).Value) Then</text:p>
      <text:p text:style-name="P1"><text:s text:c="4"/></text:p>
      <text:p text:style-name="P1"><text:s text:c="8"/>mayor = Cells(j + 1, 11).Value</text:p>
      <text:p text:style-name="P1"><text:s text:c="8"/>ticker_mayor = Cells(j + 1, 9).Value</text:p>
      <text:p text:style-name="P1"><text:s text:c="4"/></text:p>
      <text:p text:style-name="P1"><text:s text:c="4"/>ElseIf menor &gt; (Cells(j + 1, 11).Value) Then</text:p>
      <text:p text:style-name="P1"><text:s text:c="4"/></text:p>
      <text:p text:style-name="P1"><text:s text:c="8"/>menor = Cells(j + 1, 11).Value</text:p>
      <text:p text:style-name="P1"><text:s text:c="8"/>ticker_menor = Cells(j + 1, 9).Value</text:p>
      <text:p text:style-name="P1"><text:s text:c="4"/></text:p>
      <text:p text:style-name="P1"><text:s text:c="4"/>End If</text:p>
      <text:p text:style-name="P1"><text:s text:c="4"/></text:p>
      <text:p text:style-name="P1"><text:s text:c="4"/>If max_total &lt; (Cells(j + 1, 12).Value) Then</text:p>
      <text:p text:style-name="P1"><text:s text:c="4"/></text:p>
      <text:p text:style-name="P1"><text:s text:c="8"/>max_total = Cells(j + 1, 12).Value</text:p>
      <text:p text:style-name="P1"><text:s text:c="8"/>ticker_total = Cells(j + 1, 9).Value</text:p>
      <text:p text:style-name="P1"><text:s text:c="8"/></text:p>
      <text:p text:style-name="P1"><text:s text:c="4"/>End If</text:p>
      <text:p text:style-name="P1"/>
      <text:p text:style-name="P1">Next j</text:p>
      <text:p text:style-name="P1"/>
      <text:p text:style-name="P1">Cells(2, 17).Value = mayor</text:p>
      <text:p text:style-name="P1">Cells(3, 17).Value = menor</text:p>
      <text:p text:style-name="P1">Cells(4, 17).Value = max_total</text:p>
      <text:p text:style-name="P1">Cells(2, 16).Value = ticker_mayor</text:p>
      <text:p text:style-name="P1">Cells(3, 16).Value = ticker_menor</text:p>
      <text:p text:style-name="P1">Cells(4, 16).Value = ticker_total</text:p>
      <text:p text:style-name="P1">Range("I1") = "Ticker"</text:p>
      <text:p text:style-name="P1">Range("J1") = "Yearly change"</text:p>
      <text:p text:style-name="P1">Range("K1") = "Percent change"</text:p>
      <text:p text:style-name="P1">Range("L1") = "Total Stock Volume"</text:p>
      <text:p text:style-name="P1">Range("P1") = "Ticker"</text:p>
      <text:p text:style-name="P1">Range("Q1") = "Value"</text:p>
      <text:p text:style-name="P1"/>
      <text:p text:style-name="P1">Range("O2") = "Greatest % Increase"</text:p>
      <text:p text:style-name="P1">Range("O3") = "Greatest % Decrease"</text:p>
      <text:p text:style-name="P1">Range("O4") = "Greatest Total Volume"</text:p>
      <text:p text:style-name="P1"/>
      <text:p text:style-name="P1"/>
      <text:p text:style-name="P1">End Su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.5</meta:generator>
  </office:meta>
</office:document-meta>
</file>